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2C000000E1183C6DEB.png"/>
  <manifest:file-entry manifest:media-type="image/gif" manifest:full-path="Pictures/100000000000039B00000375AC0FC333.gif"/>
  <manifest:file-entry manifest:media-type="image/jpeg" manifest:full-path="Pictures/10000000000000700000007604529B97.jpg"/>
  <manifest:file-entry manifest:media-type="image/gif" manifest:full-path="Pictures/100000000000009600000032EB146F60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-offset-x="0.305cm" draw:shadow-offset-y="0.30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5.24cm" svg:x="3.54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3.988cm" svg:height="3.81cm" svg:x="2.092cm" svg:y="3.54cm">
          <draw:image xlink:href="Pictures/100000000000039B00000375AC0FC333.gif" xlink:type="simple" xlink:show="embed" xlink:actuate="onLoad">
            <text:p/>
          </draw:image>
        </draw:frame>
        <draw:frame draw:style-name="gr2" draw:text-style-name="P1" draw:layer="layout" svg:width="7.645cm" svg:height="5.74cm" svg:x="1.353cm" svg:y="18.045cm">
          <draw:image xlink:href="Pictures/100002010000012C000000E1183C6DEB.png" xlink:type="simple" xlink:show="embed" xlink:actuate="onLoad">
            <text:p/>
          </draw:image>
        </draw:frame>
        <draw:frame draw:style-name="gr2" draw:text-style-name="P1" draw:layer="layout" svg:width="3.968cm" svg:height="1.322cm" svg:x="15.605cm" svg:y="6.663cm">
          <draw:image xlink:href="Pictures/100000000000009600000032EB146F60.gif" xlink:type="simple" xlink:show="embed" xlink:actuate="onLoad">
            <text:p/>
          </draw:image>
        </draw:frame>
        <draw:frame draw:style-name="gr2" draw:text-style-name="P1" draw:layer="layout" svg:width="2.962cm" svg:height="3.121cm" svg:x="9.568cm" svg:y="8.974cm">
          <draw:image xlink:href="Pictures/10000000000000700000007604529B97.jpg" xlink:type="simple" xlink:show="embed" xlink:actuate="onLoad">
            <text:p/>
          </draw:image>
        </draw:frame>
        <draw:custom-shape draw:style-name="gr3" draw:text-style-name="P1" draw:layer="layout" svg:width="2.54cm" svg:height="2.54cm" svg:x="16.875cm" svg:y="8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905cm" svg:height="1.905cm" svg:x="10.325cm" svg:y="11.795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905cm" svg:height="1.905cm" svg:x="5.68cm" svg:y="5.5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1.905cm" svg:x="6.08cm" svg:y="18.14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94cm" fo:margin-bottom="3.857cm" fo:margin-left="1.353cm" fo:margin-right="0.77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ao Palotti</meta:initial-creator>
    <meta:creation-date>2011-09-21T01:16:25</meta:creation-date>
    <dc:date>2011-09-21T10:41:38</dc:date>
    <dc:creator>Joao Palotti</dc:creator>
    <meta:editing-duration>PT9H18M19S</meta:editing-duration>
    <meta:editing-cycles>15</meta:editing-cycles>
    <meta:generator>LibreOffice/3.3$Unix LibreOffice_project/330m19$Build-301</meta:generator>
    <meta:document-statistic meta:object-count="9"/>
  </office:meta>
</office:document-meta>
</file>